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paragraph-properties fo:line-height="150%"/>
    </style:style>
    <style:style style:name="T1" style:family="text">
      <style:text-properties officeooo:rsid="001933df"/>
    </style:style>
    <style:style style:name="T2" style:family="text">
      <style:text-properties officeooo:rsid="001a8202"/>
    </style:style>
    <style:style style:name="T3" style:family="text">
      <style:text-properties officeooo:rsid="001aef7d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ef7d"/>
    </style:style>
    <style:style style:name="T6" style:family="text">
      <style:text-properties officeooo:rsid="001bf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3 ATIVIDADE ROUBO E PIRATARIA</text:p>
      <text:p text:style-name="P2"><text:span text:style-name="T1">1. </text:span>Explique os termos Cybersquatting e Typosquatting, e cite a principal diferença entre os dois.</text:p>
      <text:p text:style-name="P3"><text:tab/><text:span text:style-name="T1">Cybersquatting é a prática de adquirir para si, um domínio que tenham em seu título muito valor comercial. Geralmente se faz usando uma marca que tenha probabilidade de crescer bastante e que venha necessitar de um site. Como seu nome já está sendo usado em um domínio, este necessitará comprar ou acionar a justiça.</text:span></text:p>
      <text:p text:style-name="P3"><text:tab/><text:span text:style-name="T1">Typosquatting é quando alguém “clona” um domínio já existente alterando o mínimo de caracteres possível de forma a confundir os usuários do domínio original.</text:span></text:p>
      <text:p text:style-name="P2"><text:span text:style-name="T1">2. </text:span>Explique como funciona o mercado dos domínios.</text:p>
      <text:p text:style-name="P3"><text:tab/><text:span text:style-name="T1">Pessoas ou grupos, criam ou compram domínios de forma visionária esperando o momento em que determinada empresa ou organização venha reivindicar esse domínio. Caso a empresa ou organização </text:span><text:span text:style-name="T2">queira reivindicar seu nome naquele domínio por vias judiciais, esta poderá gastar muito mais com o processo do que na compra do domínio.</text:span></text:p>
      <text:p text:style-name="P2"><text:span text:style-name="T1">3. </text:span>Explique como Michael Berkins consegue encontrar domínios para comercializar.</text:p>
      <text:p text:style-name="P3"><text:tab/><text:span text:style-name="T2">Segundo o próprio, é de forma visionária, analisa diversos domínios e avalia quais tem maiores possibilidades de boa venda.</text:span></text:p>
      <text:p text:style-name="P2"><text:span text:style-name="T1">4. </text:span>Explique o que é propriedade intelectual.</text:p>
      <text:p text:style-name="P3"><text:tab/><text:span text:style-name="T2">Propriedade intelectual é o poder de manipulação, divulgação, alteração, etc. Relativo a obras literárias, artísticas, e científicas. As invenções em relação a qualquer atividade humana. </text:span></text:p>
      <text:p text:style-name="P2"><text:span text:style-name="T1">5. </text:span>Explique o que são direitos autorais e como eles funcionam.</text:p>
      <text:p text:style-name="P3"><text:tab/><text:span text:style-name="T2">São todos os direitos dos autores sobre suas obras intelectuais, artísticas ou científicas. Estes <text:s/>se dividem em morais e patrimoniais: o primeiro diz respeito à criação da obra e o segundo se refere a valores econômicos à obra relacionados.</text:span></text:p>
      <text:p text:style-name="P3"><text:tab/><text:span text:style-name="T2">No Brasil, </text:span><text:span text:style-name="T6">a propriedade</text:span><text:span text:style-name="T2"> é meramente declarativ</text:span><text:span text:style-name="T6">a</text:span><text:span text:style-name="T2"> e não constitutivo de direito. Para garantia do direito jurídico, deve-se fazer o registro das obras em órgãos responsáveis a depender da categoria da obra. INPI e a Biblioteca Nacional são os principais.</text:span></text:p>
      <text:p text:style-name="P2"><text:span text:style-name="T1">6. </text:span>Explique o que é copyright.</text:p>
      <text:p text:style-name="P3"><text:tab/><text:span text:style-name="T2">A resposta é parecida com a do item “5”. Traduzindo direto do inglês teríamos: Direitos de Cópia. Para o usuário ficar ciente, as obras apresentam um símbolo </text:span><text:span text:style-name="T4">© </text:span><text:span text:style-name="T5">demarcando e informando o usuário das implicações legais sobre a obra.</text:span></text:p>
      <text:p text:style-name="P2"><text:span text:style-name="T1">7. </text:span>Explique o que é copyleft.</text:p>
      <text:p text:style-name="P3"><text:tab/>É <text:span text:style-name="T3">a retirada de restrições ao uso de determinada obra. Funciona em oposição ao copyright. Mas o autor pode determinar os limites da liberação de sua obra. O símbolo agora é o mesmo de copyright </text:span><text:span text:style-name="T6">só que </text:span><text:span text:style-name="T3">espelh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5:58:34.238868644</meta:creation-date>
    <dc:date>2020-08-13T16:34:24.341065395</dc:date>
    <meta:editing-duration>PT2M59S</meta:editing-duration>
    <meta:editing-cycles>1</meta:editing-cycles>
    <meta:document-statistic meta:table-count="0" meta:image-count="0" meta:object-count="0" meta:page-count="1" meta:paragraph-count="17" meta:word-count="398" meta:character-count="2479" meta:non-whitespace-character-count="2087"/>
    <meta:generator>LibreOffice/6.4.4.2$Linux_X86_64 LibreOffice_project/40$Build-2</meta:generator>
  </office:meta>
</office:document-meta>
</file>